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02A5C35B77ED12E2F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52161" officeooo:paragraph-rsid="00152161"/>
    </style:style>
    <style:style style:name="P2" style:family="paragraph" style:parent-style-name="Standard">
      <style:paragraph-properties fo:text-align="center" style:justify-single-word="false"/>
      <style:text-properties fo:font-size="16pt" fo:font-weight="bold" officeooo:rsid="00152161" officeooo:paragraph-rsid="00152161"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officeooo:rsid="00152161" officeooo:paragraph-rsid="00152161" style:font-size-asian="10.5pt" style:font-size-complex="12pt"/>
    </style:style>
    <style:style style:name="P4" style:family="paragraph" style:parent-style-name="Standard">
      <style:paragraph-properties fo:text-align="start" style:justify-single-word="false"/>
      <style:text-properties fo:font-size="12pt" officeooo:rsid="00152161" officeooo:paragraph-rsid="00152161" style:font-size-asian="10.5pt" style:font-size-complex="12pt"/>
    </style:style>
    <style:style style:name="P5" style:family="paragraph" style:parent-style-name="Standard">
      <style:paragraph-properties fo:text-align="start" style:justify-single-word="false"/>
      <style:text-properties fo:font-size="12pt" fo:font-weight="bold" officeooo:rsid="00152161" officeooo:paragraph-rsid="0015216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63c06" officeooo:paragraph-rsid="00163c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6ae90" officeooo:paragraph-rsid="0016ae9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84d2d" officeooo:paragraph-rsid="00184d2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52161" officeooo:paragraph-rsid="0015216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c72e" officeooo:paragraph-rsid="0015c72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3c06" officeooo:paragraph-rsid="00163c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7752" officeooo:paragraph-rsid="0016775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6ae90" officeooo:paragraph-rsid="0016775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6ae90" officeooo:paragraph-rsid="0016ae9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cc6b" officeooo:paragraph-rsid="0018cc6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75e3" officeooo:paragraph-rsid="001975e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ade4c" officeooo:paragraph-rsid="001ade4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ade4c" officeooo:paragraph-rsid="00240ac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c645b" officeooo:paragraph-rsid="001c645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174c9" officeooo:paragraph-rsid="002174c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40ac6" officeooo:paragraph-rsid="00240ac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5a93" officeooo:paragraph-rsid="00255a93"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52161" officeooo:paragraph-rsid="00152161"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style="italic" fo:font-weight="normal" officeooo:rsid="001e5969" officeooo:paragraph-rsid="001e5969"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fo:font-weight="normal" officeooo:rsid="001fc59a" officeooo:paragraph-rsid="002041c2"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center" style:justify-single-word="false"/>
      <style:text-properties fo:font-size="18pt" officeooo:rsid="00152161" officeooo:paragraph-rsid="00152161" style:font-size-asian="18pt" style:font-size-complex="18pt"/>
    </style:style>
    <style:style style:name="P27" style:family="paragraph" style:parent-style-name="Standard">
      <style:paragraph-properties fo:text-align="center" style:justify-single-word="false" fo:padding="0.074cm" fo:border-left="none" fo:border-right="none" fo:border-top="none" fo:border-bottom="0.99pt solid #000000" style:join-border="false"/>
      <style:text-properties fo:font-size="12pt" officeooo:rsid="00152161" officeooo:paragraph-rsid="00152161" style:font-size-asian="10.5pt" style:font-size-complex="12pt"/>
    </style:style>
    <style:style style:name="P28" style:family="paragraph" style:parent-style-name="Standard">
      <style:paragraph-properties fo:text-align="start" style:justify-single-word="false"/>
      <style:text-properties fo:font-size="12pt" fo:font-weight="normal" officeooo:rsid="00152161" officeooo:paragraph-rsid="0015216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b6864" officeooo:paragraph-rsid="002b686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fo:font-size="12pt" fo:font-weight="normal" officeooo:rsid="001ade4c" officeooo:paragraph-rsid="001ade4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fo:font-size="12pt" fo:font-weight="normal" officeooo:rsid="001c345d" officeooo:paragraph-rsid="001c345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fo:font-size="12pt" fo:font-weight="normal" officeooo:rsid="001c645b" officeooo:paragraph-rsid="001c345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fo:font-size="12pt" fo:font-weight="normal" officeooo:rsid="001c645b" officeooo:paragraph-rsid="001c645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fo:font-size="12pt" fo:font-weight="normal" officeooo:rsid="001db601" officeooo:paragraph-rsid="001c645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fo:font-size="12pt" fo:font-weight="normal" officeooo:rsid="00223674" officeooo:paragraph-rsid="0022367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fo:font-size="12pt" fo:font-weight="normal" officeooo:rsid="0025445d" officeooo:paragraph-rsid="00240ac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0% 100%" fo:font-size="12pt" fo:font-weight="normal" officeooo:rsid="0025445d" officeooo:paragraph-rsid="0025445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fo:font-size="12pt" fo:font-weight="normal" officeooo:rsid="00255a93" officeooo:paragraph-rsid="00255a9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fo:font-weight="normal" officeooo:rsid="00264325" officeooo:paragraph-rsid="0026432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font-weight="normal" officeooo:rsid="001bca33" officeooo:paragraph-rsid="00240ac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font-weight="bold" officeooo:rsid="001c345d" officeooo:paragraph-rsid="001c345d"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text-position="0% 100%" fo:font-size="12pt" fo:font-weight="bold" officeooo:rsid="001c645b" officeooo:paragraph-rsid="001c645b"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text-position="0% 100%" fo:font-size="12pt" fo:font-weight="bold" officeooo:rsid="002174c9" officeooo:paragraph-rsid="002174c9"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text-position="0% 100%" fo:font-size="12pt" fo:font-weight="bold" officeooo:rsid="00223674" officeooo:paragraph-rsid="00223674"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text-position="0% 100%" fo:font-size="12pt" fo:font-weight="bold" officeooo:rsid="0025445d" officeooo:paragraph-rsid="0025445d"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text-position="0% 100%" fo:font-size="12pt" fo:font-weight="bold" officeooo:rsid="00255a93" officeooo:paragraph-rsid="00255a93"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text-position="0% 100%" fo:font-size="12pt" fo:font-weight="bold" officeooo:rsid="00264325" officeooo:paragraph-rsid="00264325"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text-position="0% 100%" fo:font-size="12pt" fo:font-weight="bold" officeooo:rsid="001ade4c" officeooo:paragraph-rsid="001ade4c"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text-position="0% 100%" fo:font-size="12pt" fo:font-style="normal" fo:font-weight="normal" officeooo:rsid="001e5969" officeooo:paragraph-rsid="001e5969"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01fb8aa" officeooo:paragraph-rsid="001e596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text-position="0% 100%" fo:font-size="12pt" fo:font-style="normal" fo:font-weight="normal" officeooo:rsid="001fc59a" officeooo:paragraph-rsid="001e596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02041c2" officeooo:paragraph-rsid="002041c2"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02174c9" officeooo:paragraph-rsid="002041c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padding="0.074cm" fo:border-left="none" fo:border-right="none" fo:border-top="none" fo:border-bottom="0.99pt solid #000000" style:join-border="false"/>
      <style:text-properties fo:font-size="12pt" fo:font-weight="normal" officeooo:rsid="00152161" officeooo:paragraph-rsid="00152161"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67752"/>
    </style:style>
    <style:style style:name="T3" style:family="text">
      <style:text-properties officeooo:rsid="001975e3"/>
    </style:style>
    <style:style style:name="T4" style:family="text">
      <style:text-properties officeooo:rsid="001ade4c"/>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officeooo:rsid="001bca33"/>
    </style:style>
    <style:style style:name="T8" style:family="text">
      <style:text-properties style:text-position="0% 100%" officeooo:rsid="001db601"/>
    </style:style>
    <style:style style:name="T9" style:family="text">
      <style:text-properties style:text-position="0% 100%" fo:font-style="italic" style:font-style-asian="italic" style:font-style-complex="italic"/>
    </style:style>
    <style:style style:name="T10" style:family="text">
      <style:text-properties style:text-position="0% 100%" fo:font-style="italic" officeooo:rsid="001db601" style:font-style-asian="italic" style:font-style-complex="italic"/>
    </style:style>
    <style:style style:name="T11" style:family="text">
      <style:text-properties style:text-position="0% 100%" fo:font-style="italic" officeooo:rsid="00264325"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1fb8aa" style:font-style-asian="normal" style:font-style-complex="normal"/>
    </style:style>
    <style:style style:name="T14" style:family="text">
      <style:text-properties style:text-position="0% 100%" fo:font-style="normal" officeooo:rsid="001fc59a" style:font-style-asian="normal" style:font-style-complex="normal"/>
    </style:style>
    <style:style style:name="T15" style:family="text">
      <style:text-properties style:text-position="0% 100%" fo:font-style="normal" officeooo:rsid="002041c2" style:font-style-asian="normal" style:font-style-complex="normal"/>
    </style:style>
    <style:style style:name="T16" style:family="text">
      <style:text-properties style:text-position="0% 100%" fo:font-style="normal" officeooo:rsid="002174c9" style:font-style-asian="normal" style:font-style-complex="normal"/>
    </style:style>
    <style:style style:name="T17" style:family="text">
      <style:text-properties style:text-position="0% 100%" fo:font-style="normal" officeooo:rsid="00264325" style:font-style-asian="normal" style:font-style-complex="normal"/>
    </style:style>
    <style:style style:name="T18" style:family="text">
      <style:text-properties style:text-position="0% 100%" officeooo:rsid="001fb8aa"/>
    </style:style>
    <style:style style:name="T19" style:family="text">
      <style:text-properties style:text-position="0% 100%" officeooo:rsid="001fc59a"/>
    </style:style>
    <style:style style:name="T20" style:family="text">
      <style:text-properties style:text-position="0% 100%" officeooo:rsid="002041c2"/>
    </style:style>
    <style:style style:name="T21" style:family="text">
      <style:text-properties style:text-position="0% 100%" officeooo:rsid="00223674"/>
    </style:style>
    <style:style style:name="T22" style:family="text">
      <style:text-properties style:text-position="0% 100%" officeooo:rsid="00240ac6"/>
    </style:style>
    <style:style style:name="T23" style:family="text">
      <style:text-properties style:text-position="0% 100%" officeooo:rsid="0025445d"/>
    </style:style>
    <style:style style:name="T24" style:family="text">
      <style:text-properties style:text-position="0% 100%" officeooo:rsid="002643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Structures and Algorithms – Semester Two, 2018</text:p>
      <text:p text:style-name="P26">Assignment</text:p>
      <text:p text:style-name="P26"/>
      <text:p text:style-name="P27">By Tim Dempsey</text:p>
      <text:p text:style-name="P3"/>
      <text:p text:style-name="P4"/>
      <text:p text:style-name="P4">CONTENTS</text:p>
      <text:p text:style-name="P4"/>
      <text:p text:style-name="P4">Initial Note on Directory …………………. 1</text:p>
      <text:p text:style-name="P4"/>
      <text:p text:style-name="P5">Classes</text:p>
      <text:p text:style-name="P5"><text:tab/><text:span text:style-name="T1">Candidate.java ……………………. 1</text:span></text:p>
      <text:p text:style-name="P9"/>
      <text:p text:style-name="P7">Justifications for ADTs/Data Structures</text:p>
      <text:p text:style-name="P9"/>
      <text:p text:style-name="P9"/>
      <text:p text:style-name="P9"/>
      <text:p text:style-name="P54"/>
      <text:p text:style-name="P9"/>
      <text:p text:style-name="P5">Initial Note on Directory</text:p>
      <text:p text:style-name="P9"/>
      <text:p text:style-name="P9">The directory itself, containing all files, also contains a ‘README.txt’ file. Please consult this file for a brief overview of the classes, and how to run the program.</text:p>
      <text:p text:style-name="P9"/>
      <text:p text:style-name="P23">CLASSES</text:p>
      <text:p text:style-name="P5"/>
      <text:p text:style-name="P5">Candidate.java:</text:p>
      <text:p text:style-name="P5"/>
      <text:p text:style-name="P10">This is a container class for the Candidate object, instances of which are created for all functioning parts of the assignment. The information given in the National Candidates file form the basis for the classfields, including Strings, integers and booleans. This class is also aggregated by the SeatChallenger class, which contains a candidate that is created in order to store maximum information about the seat.</text:p>
      <text:p text:style-name="P10"/>
      <text:p text:style-name="P10">In terms of design, I chose to do it this way for two reasons – first, because we are required to print out a list of Candidates, and this was a good way to capture the information for each line and keep it consistent; and second, because loss of data in a database-like environment is typically poor practice, and seeing as the aim of the task is to provide the campaign management team with information, in this case it made sense to me to retain all of it. </text:p>
      <text:p text:style-name="P10"/>
      <text:p text:style-name="P10">As for the code itself, it is a fairly straightforward class – refreshing in a political environment I’d say. It contains getters for each classfield – again, providing an option to retrieve information even if we don’t necessarily need it for the purposes of the assignment – and setters, as well as rudimentary validation to loosely restrain the ability for a file to generate invalid objects. </text:p>
      <text:p text:style-name="P10"/>
      <text:p text:style-name="P10"><text:soft-page-break/>Having the Candidate as an object allows me a myriad of storage options – most of the data structures I have implemented over the last few weeks have been generic, so it’s a simple case of typecasting to pass Candidates around.</text:p>
      <text:p text:style-name="P10"/>
      <text:p text:style-name="P6">DSAHashTable.java:</text:p>
      <text:p text:style-name="P6"/>
      <text:p text:style-name="P11">This class was originally designed for the hash tables practical, and the code is <text:span text:style-name="T2">largely unmodified since the submission. I wrote the code entirely myself – but as I note in the file, it is heavily derived from the information given to us in the practical and in the lecture slides. </text:span></text:p>
      <text:p text:style-name="P11"/>
      <text:p text:style-name="P12">For the assignment, this hash table serves a limited purpose, which was disappointing – if I was to go back and do this assignment again, I would make much greater use of this data structure, as it has an O(1) access time which is restrained only by the time taken to compute the hash function. Here, I based the implementation of part 3 around the use of a hash table, as I really wanted to use one. On hindsight, it doesn’t do much to help speed things up in the way it’s used – but I learned a lot about them, which is the main thing.</text:p>
      <text:p text:style-name="P12"/>
      <text:p text:style-name="P12">For part 3, I read in the file into a list, and then store this in array (a necessary extra step because a) I don’t know the file length and b) because my mergeSorts rely on an array. Once this array is filled, I sort it by party – and I use the hash table to record the index of first party occurrence within the array. So for example, in an array sorted by party, the Greens party might first appear at index 50 – so I send this index as an integer, plus the party abbreviation GRN as a string, to the hash table as an entry. Then when I want to select a party in part 3, I retrieve this key GRN from the table, and access the array at the given index (50), and read until the party abbreviation changes. As you can see, it’s somewhat trivial – but it works.</text:p>
      <text:p text:style-name="P13"/>
      <text:p text:style-name="P14">In terms of the algorithm, most of the hash table is implemented according to the double hashing system as described in the lecture slides, to avoid the clusters. Interestingly, when testing with the Junit test harness, clustering is visible – but when you expand the test out to a larger file, the spread of keys is very even. This is achieved through a secondary hash function (stepHash) that hashes again if the prior hash finds a used slot. </text:p>
      <text:p text:style-name="P14"/>
      <text:p text:style-name="P8">DSALinkedList.java:</text:p>
      <text:p text:style-name="P8"/>
      <text:p text:style-name="P15">Similarly to the hash table, this code is taken from the relevant practical, and is the most used data structure in my assignment. It is a doubly-linked, doubly-ended list, <text:span text:style-name="T3">and takes a generic object, which in this case is usually either a Candidate or SeatChallenger object if it’s not a String. </text:span></text:p>
      <text:p text:style-name="P15"/>
      <text:p text:style-name="P16">The LinkedList serves the purpose of providing a systematic way of storing and accessing the objects as I read them in – as it is doubly-ended, it is a simple O(1) access time to insert at the tail of the list – but when iterating through the list, it effectively becomes O(N) on top of any additional computations required such as retrieving data with the stored objects’ getters.</text:p>
      <text:p text:style-name="P16"/>
      <text:p text:style-name="P16">It functions with the use of a private Inner class called ListNode, which contains a value of its own – usually a Candidate/SeatChallenger – and a reference to the previous and next nodes in the list. Instantiation of an iterator with the relevant Object type allows consistent iteration through the list, which is how I operate the searchList() method in Utility.java, to be covered later. It is worth noting that you will see a reference to a key classfield – this relates to the insertSorted() method, which <text:soft-page-break/>takes in a unique String key and uses it to sort based on ASCII values. This function is not currently used in the assignment, but it’s there anyway.</text:p>
      <text:p text:style-name="P16"/>
      <text:p text:style-name="P16">Lists are not passed by reference, and if the User stays within the program in between tasks, the lists will also remain intact – to deal with this for the first two parts, I have a master list, which is populated as the Candidate file is read in. </text:p>
      <text:p text:style-name="P16"><draw:frame draw:style-name="fr1" draw:name="Image2" text:anchor-type="paragraph" svg:x="0cm" svg:y="0.309cm" svg:width="17cm" svg:height="0.866cm" draw:z-index="0"><draw:image xlink:href="Pictures/10000000000003380000002A5C35B77ED12E2F39.png" xlink:type="simple" xlink:show="embed" xlink:actuate="onLoad"/></draw:frame></text:p>
      <text:p text:style-name="P16">Sub-lists then copy these contents for use in listing nominees and searching – the reason being that these lists are potentially filtered, which can remove almost all of the elements. If the User wishes to go back and list again and/or search using different filters, the master Linked list is intact. <text:span text:style-name="T4">The temporary list is then emptied in between uses. </text:span></text:p>
      <text:p text:style-name="P16"/>
      <text:p text:style-name="P17">Lists are not the most efficient storage mechanisms – they won’t ever degrade to O(N<text:span text:style-name="T5">2</text:span><text:span text:style-name="T6">), but they are often forced to work at an O(N) speed. My hash table inclusion is an attempt to cut down on the amount of time the list spends at O(N), and for the rest of the time, we have to iterate through most of if not all the list anyway to include all of the information we need.</text:span></text:p>
      <text:p text:style-name="P30"/>
      <text:p text:style-name="P30"/>
      <text:p text:style-name="P41">File.java:</text:p>
      <text:p text:style-name="P41"/>
      <text:p text:style-name="P31">The file input/output (I/O) for my assignment is contained within this class, as well as methods associated with it, such as methods to create the objects being read in. These latter methods are included because the I/O methods are the only ones in the program that use them, so it makes sense in terms of class responsibility. </text:p>
      <text:p text:style-name="P31"/>
      <text:p text:style-name="P31">During my research for this assignment, it became apparent that the most computationally expensive operations my program would undertake would be those of file I/O, which requires use of the disk in reading the data – the BufferedReader class that we use assists with an increase in efficiency, but it’s still desirable to limit the times read – which is why I choose to read in the file once, store everything, and use booleans in the menu to prevent the program from reading any more times than necessary, choosing instead to sacrifice greater memory overheads for speed. </text:p>
      <text:p text:style-name="P31"/>
      <text:p text:style-name="P31">The File I/O methods themselves make use of Java’s Split method to separate the CSV file into usable Strings line by line, which methods such as makeCandidate() and makeSeat() then use to construct their required objects by parsing the imported String arrays. I chose Split over Tokeniser because a) the only delimiter is a comma (discounting ASP) and b) I’m much more familiar with Split than I am with Tokeniser.</text:p>
      <text:p text:style-name="P32"/>
      <text:p text:style-name="P42">Format.java:</text:p>
      <text:p text:style-name="P42"/>
      <text:p text:style-name="P19"><text:span text:style-name="T6">Format is one of the largest classes in my assignment, providing the majority of the capability for filtering and ordering for the first three parts of the assignment, </text:span><text:span text:style-name="T8">and so I’ll break down the methods one by one: </text:span></text:p>
      <text:p text:style-name="P33"/>
      <text:p text:style-name="P19"><text:span text:style-name="T9">- </text:span><text:span text:style-name="T10">prepareToList( DSALinkedList&lt;Candidate&gt; ): </text:span><text:span text:style-name="T8">If the User selects to list the nominees, this method takes in the list and guides the User through the process of choosing whether they wish to filter or order their results at all. The issue with this method is in testing – if I was to redesign the </text:span><text:soft-page-break/><text:span text:style-name="T8">assignment, I would either create a dynamic User class that can be instantiated when I need User input, or I would pull the User input functions out of these major functions and import the input instead. The user’s choices for filtering and ordering – entered in the form of a string i.e. “1”, “12”, “34”, “1234” and so on – are validated in a separate class and then used within the Format class to trigger a series of booleans determining how to filter/order the data. The method finishes by printing out the contents of the list returned after filtering and ordering is complete.</text:span></text:p>
      <text:p text:style-name="P34"/>
      <text:p text:style-name="P24"><text:span text:style-name="T6">- buildFilters( String, DSALinkedList&lt;Candidate&gt; ): </text:span><text:span text:style-name="T12">prepareToList() calls this function to retrieve input from the User regarding how they would like to filter the results – either by state, party or division, which are all classfields of Candidate. The User enters in a string representation of which filters they would like as described above, and these are parsed in order to set the booleans necessary to trigger filtering. Once these booleans are in place, a series of if/else statements are used to check which combination of filters the User wants, and a filtered list is created accordingly.</text:span></text:p>
      <text:p text:style-name="P49"/>
      <text:p text:style-name="P24"><text:span text:style-name="T12">At this point, it would have been possible to implement this system entirely differently. As it stands, I am sorting and filtering through the list iteratively every time the User wants to list the nominees, but I could have used an ADT such as an array to create a series of sorted arrays that I could call on each time the User which to filter. In this case, if the User wanted to filter by, for example, </text:span><text:span text:style-name="T13">S</text:span><text:span text:style-name="T12">tate, they could call on the relevant state array to avoid having to sort/filter again. I opted against this option for a few reasons; </text:span><text:span text:style-name="T13">firstly, after deciding to sacrifice memory overheads for speed with the File class, I figured a good balance would be sacrificing speed for saving memory; secondly, I think an initial program search is more important than subsequent searches, particularly in a political campaign environment; and thirdly, this was really only viable for the State classfield – there are over 50 political parties, and an untold number of divisions, so I decided this was a poor choice.</text:span></text:p>
      <text:p text:style-name="P50"/>
      <text:p text:style-name="P24"><text:span text:style-name="T18">- getState/getParty/getDiv( String ):</text:span><text:span text:style-name="T13"> These three methods are designed purely to retrieve the User input and perform some rough validation on the input before passing back to the flow of prepareToList(). I decided against hardcoding the party names, but I do check against an array of State names; the rest of the validation is provided by exceptions thrown if no returns are found when finding matches to filter.</text:span></text:p>
      <text:p text:style-name="P50"/>
      <text:p text:style-name="P24"><text:span text:style-name="T13">- </text:span><text:span text:style-name="T19">sortList( String, DSALinkedList&lt;Candidate&gt; )</text:span><text:span text:style-name="T14">: Provides the ordering support by calling the relevant mergeSort functions based on the imported booleans determining what to order the list by, if at all. MergeSort is a stable sort that works best with arrays, so I first transfer the list to an array, import it into the required sorting methods and insert back into the list.</text:span></text:p>
      <text:p text:style-name="P51"/>
      <text:p text:style-name="P25"><text:span text:style-name="T6">- prepareToSearch( DSALinkedList&lt;Candidate&gt; )/filter( String, DSALinkedList x 2 )</text:span><text:span text:style-name="T12">: </text:span><text:span text:style-name="T15">Provides the ability for the User to search for a particular Candidate </text:span><text:span text:style-name="T20">after</text:span><text:span text:style-name="T15"> they have at least read in the file using</text:span></text:p>
      <text:p text:style-name="P52">menu option 1 (to control the amount of File I/O performed). Splits into two functions with an if/else block, where the first version filters the search parameters and the second one searches the list in its entirety.</text:p>
      <text:p text:style-name="P52"/>
      <text:p text:style-name="P25"><text:span text:style-name="T20">- makeSeatArray( SeatChallenger [], DSALinkedList&lt;SeatChallenger&gt; )</text:span><text:span text:style-name="T15">: </text:span><text:span text:style-name="T16">A method to make use of a HashTable; takes in the list of SeatChallengers, transfers it to an array, sorts alphabetically by party name and then uses the index of each first party name occurrence plus the party abbreviation as the imports for a HashEntry, which is stored in the table. This table is then referenced when the User wants to select a party for Part 3 of the assignment. Please see the description of DSAHashTable.java for a breakdown of why I made this decision.</text:span></text:p>
      <text:p text:style-name="P53"/>
      <text:p text:style-name="P43"><text:soft-page-break/>Government.java:</text:p>
      <text:p text:style-name="P43"/>
      <text:p text:style-name="P20"><text:span text:style-name="T6">Small file that contains main() and makes a call to Menu.run(). I arranged it in this fashion because this was how we were told to design the OOPD assignment, and because it allows me to give a more meaningful name to my assignment executable. I made the major decision to name my program ‘Government’ because ultimately, this program is a small metaphor for government – it </text:span><text:span text:style-name="T21">could always be more efficient</text:span><text:span text:style-name="T6">, it’s sometimes confusing, whenever I mention it to someone their eyes glaze over, and as the guy in charge I’m just </text:span><text:span text:style-name="T23">hoping there’s not a (stack) spill anytime soon.</text:span></text:p>
      <text:p text:style-name="P30"/>
      <text:p text:style-name="P44">Menu.java:</text:p>
      <text:p text:style-name="P44"/>
      <text:p text:style-name="P35">This is effectively the landing site for my program, containing a large case statement contained inside a try/catch, as well as a large amount of data structure and ADT declarations/initiations. I have designed my menu with the philosophy that a menu should be as much as possible be a basic flow of events, so that anyone viewing my code can gain a rough understanding of the various options they have when they run the program. The only major decision related to this really was to keep the optionalSave() functions inside the Menu – I did this because they form the last call for each case before a break, and their output naturally leaves the program to fill an external file. Arguably they could be in the File class, but I decided to leave them here. </text:p>
      <text:p text:style-name="P35"/>
      <text:p text:style-name="P44">SeatChallenger.java: </text:p>
      <text:p text:style-name="P44"/>
      <text:p text:style-name="P35">This class aggregates the Candidate class, and contains classfields to absorb the additional information contained with the files related to votes and marginal seats. I created it much for the same reason as I created Candidate – to retain as much information as possible within the setting. Figures such as the swing are not used; but they would be extremely valuable to any political campaign management team looking to gain an advantage in an upcoming election, and if the primary purpose of this assignment is to teach us data structures, then surely a vital secondary is to prepare us for potential real world scenarios. </text:p>
      <text:p text:style-name="P35"/>
      <text:p text:style-name="P35">The second reason is because after having created the Candidate class, it made sense to reuse all of that information with aggregation, and have another class that could retain everything at once. As stated before, having each individual candidate be tied to a seat makes for fairly simple manipulation of the objects.</text:p>
      <text:p text:style-name="P35"/>
      <text:p text:style-name="P21"><text:span text:style-name="T6">The additional classfields include a </text:span><text:span text:style-name="T23">Candidate, a polling place ID, a polling place name, the number of votes registered and a swing percentage. The methods contained within the class are very similar to Candidate.java, with a similar level of validation.</text:span></text:p>
      <text:p text:style-name="P36"/>
      <text:p text:style-name="P45">Sorts.java:</text:p>
      <text:p text:style-name="P45"/>
      <text:p text:style-name="P37">This class contains six different versions of the same mergeSort() algorithm – a result of my attempts to avoid control flags without being sure of how to reuse code otherwise. My justification for using this algorithm is because it is a stable sort with a consistent time complexity of O(N log N). The downside to this is that it is not in-place and requires a significant degree of transferral between my data structure (list) and ADT (array) in order to implement the sort, while creating an enormous amount of arrays to cope with rearranging the data. </text:p>
      <text:p text:style-name="P37"/>
      <text:p text:style-name="P37"><text:soft-page-break/>In order to implement the mergeSort, I took the algorithm that I created – with the hefty assistance from the lecture slides – in practical 2 of DSA, changed the ADT from an integer array to either a Candidate or SeatChallenger array and called the relevant getters to compare the strings/ints necessary to order the arrays. Thus, I decided it was easier to duplicate the code six times rather than creating a catch-all generic version for my purposes, but if the dataset was to diversify anymore and I had time to do so, I would investigate ways of reducing the amount of code duplication.</text:p>
      <text:p text:style-name="P37"/>
      <text:p text:style-name="P46">User.java:</text:p>
      <text:p text:style-name="P46"/>
      <text:p text:style-name="P38">Created last semester, this class consists of three functions used to scan and retrieve user input, whether it be a String, integer or double, and makes use of a do while loop to ensure that any imported min and max values are adhered to. </text:p>
      <text:p text:style-name="P38"/>
      <text:p text:style-name="P38">I ran into issues using the class this way when testing – namely, because it’s a static class, it’s hard to use with Junit constructs; ideally, I would create a dynamic non-static User input class that I could instantiate and call when needed, to use in conjunction with Mockito or a similar Java testing apparatus in order to more effectively replicate User input. </text:p>
      <text:p text:style-name="P38"/>
      <text:p text:style-name="P46">Utility.java:</text:p>
      <text:p text:style-name="P38"/>
      <text:p text:style-name="P38">I created this class during the early stages of my assignment to fill the gap in class responsibility that my tasks were generating. The intent of this class is to provide functionality that doesn’t necessarily fit into the other classes, and as such, there is a bit of overlap, particularly with Format.java in relation to the getFilters() and getOrder() functions – but these relate more to setting the boolean values for the respective tasks, so I argue they belong here. Aside from that, the searchList() and getMarginalSeats() methods – which essentially control parts 2 and 3 of the assignment – are found here as well.</text:p>
      <text:p text:style-name="P38"/>
      <text:p text:style-name="P38">The searchList() function takes in a string term, which can be any length, and will be treated as though it is a search for a Candidate last name. As I touch on in the Justification section, I went with a linked list for this part, but if I had more time, I would most likely make use of a tree to store the indexes of candidate surnames and expedite the search process. Instead, I have sorted the list with mergeSort alphabetically, and I iterate through until the first letter of the search term matches the first letter of the candidate Surname at that point in the list – at which point I know that when the first letter changes again, I can safely exit the loop. This means that in the event of a search term like ‘A’, the search could be quite quick, and will slow as the search term moves towards ‘z’. At all times, however, the time complexity is O(N), which is a far cry from the O(N log N) of a tree for finding a value – and so ideally, I would implement it with a tree.</text:p>
      <text:p text:style-name="P38"/>
      <text:p text:style-name="P22"><text:span text:style-name="T6">For the getMarginalSeats(), I use a hash table in a similar fashion to how I would use the aforementioned tree, </text:span><text:span text:style-name="T24">and this serves a specific purpose: by sorting the list by division and checking the divisions that the selected party is involved in </text:span><text:span text:style-name="T11">before</text:span><text:span text:style-name="T17"> counting votes, I make the task of checking smaller parties a much more efficient process. Larger parties – ALP, Liberals, Greens – are involved in almost every electorate, which does little to speed things up; but for smaller parties, BTA, ASP, KAP, for example, they may only be involved in a select few divisions, which means by skipping over the divisions they are not involved in, I cut down on processing time by a potentially significant amount.</text:span></text:p>
      <text:p text:style-name="P30"/>
      <text:p text:style-name="P47"><text:soft-page-break/>Validate.java:</text:p>
      <text:p text:style-name="P47"/>
      <text:p text:style-name="P39">This is a smaller class designed to provide validation for user choices when entering filter and order options for part 1 of the assignment. I have implemented a system where the user inputs a string of numbers representing their filter/order choices without a loop in place, which makes these validation methods necessary.</text:p>
      <text:p text:style-name="P39"/>
      <text:p text:style-name="P39">The reason I did it this way is because they can enter a combination of filters and orders in any order themselves, so by letting them freely input a string, they can choose to enter 1, 3412, or anything in between. Validating numbers like this with my User class is essentially impossible, as it relies on a min and max value; the maximum value here would be 4321, and the minimum only 1, which means over four thousand invalid values that would pass validation.</text:p>
      <text:p text:style-name="P39"/>
      <text:p text:style-name="P39">As a result, I take the string, and put each character into an array to check that the ASCII values of each character fall in the required range. It doesn’t prevent duplication of numbers - “1111” is still valid as an order – but it doesn’t matter because this would simply trigger the boolean for value 1 four times to be true, which is still true.</text:p>
      <text:p text:style-name="P39"/>
      <text:p text:style-name="P48">- Justification – List vs. Tree -</text:p>
      <text:p text:style-name="P48"/>
      <text:p text:style-name="P30">I strongly considered using a binary search tree (BST) for searching for Candidates, by using in search – the BST has a case of O(log N) in all cases, which scales much better than O(N), particularly when looking through a file with a huge number of entries. However, I did not go with the BST because of the way that we were implementing the search in part 2. </text:p>
      <text:p text:style-name="P30"/>
      <text:p text:style-name="P30">The User is required to enter a character representing the first key of the surname – but there is no indication as to how long this search term can be. As a result, there could be multiple terms that both do and don’t fit the bill that we may be forced to check by accessing the Object getters. If the User was to enter, for example, “Da”, then we would return all surnames beginning with this combination of characters, but in a BST, we could end up recursing down the tree, checking the key against the surname, finding no match and recursing back up, only to have to go back down again. I decided that with the limited time available to me, it was preferable to sort the list alphabetically – drastically reducing the time needed to find matches once the first character was found – and use a consistent iterator, exiting the search as soon as the first character of the surname changed.</text:p>
      <text:p text:style-name="P30"/>
      <text:p text:style-name="P18"><text:span text:style-name="T7">If I was to give this assignment another crack, I would most likely use a </text:span><text:span text:style-name="T22">BST</text:span><text:span text:style-name="T7"> in a similar fashion to how I’ve used </text:span><text:span text:style-name="T22">a hash table</text:span><text:span text:style-name="T7"> in part 3 – I would store the index of the first instance of each surname first character (A, B, C etc) in the </text:span><text:span text:style-name="T22">BST</text:span><text:span text:style-name="T7"> with associated letter, and then jump to this spot in an alphabetically sorted list to check for matches. This would effectively eliminate any unnecessary search,</text:span><text:span text:style-name="T22"> would always be O(log N) to find in a tree, and means we could better calculate the time required to perform tasks, which is always valuable.</text:span></text:p>
      <text:p text:style-name="P40"/>
      <text:p text:style-name="P18"><text:span text:style-name="T22">In terms of actually storing objects in a tree, this may be possible if we were to combine keys from each Candidate/Seat – i.e. if we took the string value of the candidateID and maybe polling place ID, then you could more or less guarantee a unique key – but searching in this tree would then become tedious, as mentioned above. </text:span><text:span text:style-name="T7"><text:s/></text:span></text:p>
      <text:p text:style-name="P48"/>
      <text:p text:style-name="P29">**** For the UML diagram, please see the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52161" officeooo:paragraph-rsid="001521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9390664</text:p>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1:37:50.087107349</meta:creation-date>
    <dc:date>2018-10-28T19:27:02.543034541</dc:date>
    <meta:editing-duration>PT1H49M16S</meta:editing-duration>
    <meta:editing-cycles>4</meta:editing-cycles>
    <meta:generator>LibreOffice/5.1.6.2$Linux_X86_64 LibreOffice_project/10m0$Build-2</meta:generator>
    <meta:document-statistic meta:table-count="0" meta:image-count="1" meta:object-count="0" meta:page-count="7" meta:paragraph-count="72" meta:word-count="3838" meta:character-count="22120" meta:non-whitespace-character-count="18283"/>
  </office:meta>
</office:document-meta>
</file>